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0f1882" officeooo:paragraph-rsid="000f18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Exibir Ranking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09:09:12.329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1" meta:character-count="313" meta:non-whitespace-character-count="278"/>
  </office:meta>
</office:document-meta>
</file>